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testsave" table:style-name="ta1">
        <table:table-column table:style-name="co1" table:number-columns-repeated="64" table:default-cell-style-name="ce1"/>
        <table:table-column table:style-name="co1" table:number-columns-repeated="960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sI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geTa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Chi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 table:number-rows-repeated="10473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2-24T20:18:14.057000000</dc:date>
    <meta:editing-duration>PT14M37S</meta:editing-duration>
    <meta:editing-cycles>5</meta:editing-cycles>
    <meta:document-statistic meta:table-count="1" meta:cell-count="13206" meta:object-count="0"/>
  </office:meta>
</office:document-meta>
</file>